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Noto Sans" svg:font-family="'Noto Sans'" style:font-family-generic="roman" style:font-pitch="variable"/>
    <style:font-face style:name="Quicksand" svg:font-family="Quicksan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style:font-name-asian="Times New Roman1" style:language-asian="en" style:country-asian="GB" style:font-name-complex="Arial1"/>
    </style:style>
    <style:style style:name="P2" style:family="paragraph" style:parent-style-name="Standard">
      <style:text-properties style:font-name="Arial" style:language-asian="en" style:country-asian="GB" style:font-name-complex="Arial1"/>
    </style:style>
    <style:style style:name="P3" style:family="paragraph" style:parent-style-name="Standard">
      <style:paragraph-properties fo:text-align="start" style:justify-single-word="false"/>
    </style:style>
    <style:style style:name="P4" style:family="paragraph" style:parent-style-name="No_20_Spacing">
      <style:text-properties style:font-name="Arial" style:language-asian="en" style:country-asian="GB" style:font-name-complex="Arial1"/>
    </style:style>
    <style:style style:name="P5" style:family="paragraph" style:parent-style-name="No_20_Spacing">
      <style:text-properties style:font-name="Arial" style:font-name-complex="Arial1"/>
    </style:style>
    <style:style style:name="P6" style:family="paragraph" style:parent-style-name="No_20_Spacing">
      <style:paragraph-properties fo:margin-left="0cm" fo:margin-right="0cm" fo:text-indent="0cm" style:auto-text-indent="false"/>
    </style:style>
    <style:style style:name="P7" style:family="paragraph" style:parent-style-name="No_20_Spacing">
      <style:paragraph-properties fo:margin-left="0cm" fo:margin-right="0cm" fo:text-indent="0cm" style:auto-text-indent="false"/>
      <style:text-properties style:font-name="Arial" style:language-asian="en" style:country-asian="GB" style:font-name-complex="Arial1" style:font-size-complex="12pt"/>
    </style:style>
    <style:style style:name="P8" style:family="paragraph" style:parent-style-name="No_20_Spacing">
      <style:paragraph-properties fo:margin-left="0cm" fo:margin-right="0cm" fo:text-indent="0cm" style:auto-text-indent="false"/>
      <style:text-properties officeooo:rsid="001fea8f" officeooo:paragraph-rsid="001fea8f"/>
    </style:style>
    <style:style style:name="P9" style:family="paragraph" style:parent-style-name="No_20_Spacing">
      <style:paragraph-properties fo:margin-left="0cm" fo:margin-right="0cm" fo:text-indent="0cm" style:auto-text-indent="false"/>
      <style:text-properties officeooo:rsid="0021b04b" officeooo:paragraph-rsid="0021b04b"/>
    </style:style>
    <style:style style:name="P10" style:family="paragraph" style:parent-style-name="No_20_Spacing">
      <style:paragraph-properties fo:margin-left="0cm" fo:margin-right="0cm" fo:text-indent="0cm" style:auto-text-indent="false"/>
      <style:text-properties officeooo:rsid="0023a15e" officeooo:paragraph-rsid="0023a15e"/>
    </style:style>
    <style:style style:name="P11" style:family="paragraph" style:parent-style-name="_3c_h_3e__20_main" style:master-page-name="Standard">
      <style:paragraph-properties style:page-number="auto"/>
    </style:style>
    <style:style style:name="P12" style:family="paragraph" style:parent-style-name="liste" style:list-style-name="">
      <style:paragraph-properties fo:margin-left="1.229cm" fo:margin-right="0cm" fo:text-indent="-0.63cm" style:auto-text-indent="false"/>
      <style:text-properties style:font-name="Arial" style:language-asian="en" style:country-asian="GB" style:font-name-complex="Arial1"/>
    </style:style>
    <style:style style:name="P13" style:family="paragraph" style:parent-style-name="liste" style:list-style-name="">
      <style:paragraph-properties fo:margin-left="1.229cm" fo:margin-right="0cm" fo:text-indent="-0.63cm" style:auto-text-indent="false"/>
      <style:text-properties style:font-name="Arial" style:font-name-complex="Arial1"/>
    </style:style>
    <style:style style:name="P14" style:family="paragraph" style:parent-style-name="liste" style:list-style-name="WWNum3">
      <style:paragraph-properties fo:margin-left="1.229cm" fo:margin-right="0cm" fo:text-indent="-0.63cm" style:auto-text-indent="false"/>
    </style:style>
    <style:style style:name="P15" style:family="paragraph" style:parent-style-name="title_20_paragraph">
      <style:text-properties style:font-name="Arial" style:font-name-asian="Times New Roman1" style:font-name-complex="Arial1"/>
    </style:style>
    <style:style style:name="P16" style:family="paragraph" style:parent-style-name="title_20_paragraph">
      <style:text-properties fo:color="#2e74b5" style:font-name="Arial" style:font-name-complex="Arial1"/>
    </style:style>
    <style:style style:name="P17" style:family="paragraph" style:parent-style-name="header_20_list" style:list-style-name="WWNum14"/>
    <style:style style:name="P18" style:family="paragraph" style:parent-style-name="header_20_list">
      <style:text-properties style:language-asian="en" style:country-asian="GB"/>
    </style:style>
    <style:style style:name="P19" style:family="paragraph" style:parent-style-name="header_20_list" style:list-style-name="WWNum22"/>
    <style:style style:name="P20" style:family="paragraph" style:parent-style-name="header_20_list" style:list-style-name="WWNum24"/>
    <style:style style:name="P21" style:family="paragraph" style:parent-style-name="school_20_name_20_1">
      <style:text-properties style:font-name="Arial" style:font-name-complex="Arial1"/>
    </style:style>
    <style:style style:name="P22" style:family="paragraph" style:parent-style-name="school_20_name_20_1">
      <style:text-properties style:font-name="Arial" style:font-name-asian="Times New Roman1" style:language-asian="en" style:country-asian="GB" style:font-name-complex="Arial1"/>
    </style:style>
    <style:style style:name="P23" style:family="paragraph" style:parent-style-name="school_20_name_20_1">
      <style:text-properties style:font-name="Arial" style:language-asian="en" style:country-asian="GB" style:font-name-complex="Arial1"/>
    </style:style>
    <style:style style:name="P24" style:family="paragraph" style:parent-style-name="school_20_name_20_1" style:list-style-name="WWNum27"/>
    <style:style style:name="P25" style:family="paragraph" style:parent-style-name="date1">
      <style:text-properties style:font-name="Arial" style:font-name-asian="Times New Roman1" style:language-asian="en" style:country-asian="GB" style:font-name-complex="Arial1"/>
    </style:style>
    <style:style style:name="P26" style:family="paragraph" style:parent-style-name="date1">
      <style:text-properties style:language-asian="en" style:country-asian="GB"/>
    </style:style>
    <style:style style:name="P27" style:family="paragraph" style:parent-style-name="Footer">
      <style:paragraph-properties fo:text-align="end" style:justify-single-word="false"/>
    </style:style>
    <style:style style:name="P28" style:family="paragraph">
      <loext:graphic-properties draw:fill="solid" draw:fill-color="#599ad1"/>
      <style:paragraph-properties fo:text-align="center"/>
    </style:style>
    <style:style style:name="P29" style:family="paragraph">
      <loext:graphic-properties draw:fill="solid" draw:fill-color="#2e74b5"/>
      <style:paragraph-properties fo:text-align="center"/>
    </style:style>
    <style:style style:name="T1" style:family="text">
      <style:text-properties style:font-name="Arial" style:font-name-complex="Arial1"/>
    </style:style>
    <style:style style:name="T2" style:family="text">
      <style:text-properties style:font-name="Arial" style:font-name-asian="Times New Roman1" style:font-name-complex="Arial1"/>
    </style:style>
    <style:style style:name="T3" style:family="text">
      <style:text-properties style:font-name="Arial" style:font-name-asian="Times New Roman1" style:language-asian="en" style:country-asian="GB" style:font-name-complex="Arial1"/>
    </style:style>
    <style:style style:name="T4" style:family="text">
      <style:text-properties style:font-name="Arial" fo:font-size="10pt" style:font-size-asian="10pt" style:font-name-complex="Arial1"/>
    </style:style>
    <style:style style:name="T5" style:family="text">
      <style:text-properties style:font-name="Arial" fo:font-size="10pt" style:font-size-asian="10pt" style:language-asian="en" style:country-asian="GB" style:font-name-complex="Arial1" style:font-size-complex="10pt"/>
    </style:style>
    <style:style style:name="T6" style:family="text">
      <style:text-properties style:font-name="Arial" fo:font-size="10pt" fo:font-weight="normal" style:font-size-asian="10pt" style:language-asian="en" style:country-asian="GB" style:font-weight-asian="normal" style:font-name-complex="Arial1" style:font-size-complex="10pt"/>
    </style:style>
    <style:style style:name="T7" style:family="text">
      <style:text-properties style:font-name="Arial" style:language-asian="en" style:country-asian="GB" style:font-name-complex="Arial1"/>
    </style:style>
    <style:style style:name="T8" style:family="text">
      <style:text-properties fo:color="#2e74b5" style:font-name="Arial" style:font-name-complex="Arial1"/>
    </style:style>
    <style:style style:name="T9" style:family="text">
      <style:text-properties style:font-name-asian="Times New Roman1" style:language-asian="en" style:country-asian="GB"/>
    </style:style>
    <style:style style:name="T10" style:family="text">
      <style:text-properties style:language-asian="en" style:country-asian="GB"/>
    </style:style>
    <style:style style:name="T11" style:family="text">
      <style:text-properties fo:color="#d9d9d9" fo:font-size="8pt" style:font-size-asian="8pt" style:font-size-complex="8pt"/>
    </style:style>
    <style:style style:name="T12" style:family="text">
      <style:text-properties officeooo:rsid="0021b04b"/>
    </style:style>
    <style:style style:name="gr1" style:family="graphic">
      <style:graphic-properties draw:stroke="none" svg:stroke-width="0cm" draw:fill="solid" draw:fill-color="#599ad1"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cm" draw:fill="solid" draw:fill-color="#2e74b5"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Silviu Daniel Varvara</text:span></text:p>
      <text:p text:style-name="Standard"><text:span text:style-name="T1">07402252520</text:span></text:p>
      <text:p text:style-name="Standard"><text:span text:style-name="T1">69 Corporation Street • E15 3HB • Varvara_sd@outlook.com</text:span><text:bookmark text:name="_GoBack"/><text:span text:style-name="T1"> </text:span></text:p>
      <text:p text:style-name="P1"/>
      <text:p text:style-name="P15"/>
      <text:p text:style-name="P15"/>
      <text:p text:style-name="title_20_paragraph"><text:span text:style-name="T2">Personal statement</text:span></text:p>
      <text:p text:style-name="Standard"><draw:rect text:anchor-type="as-char" svg:y="0cm" draw:z-index="0" draw:style-name="gr1" draw:text-style-name="P28" svg:width="0.003cm" svg:height="0.142cm"><text:p/></draw:rect></text:p>
      <text:p text:style-name="P2"/>
      <text:p text:style-name="P3"><text:span text:style-name="T4">I am a conscientious and highly motivated to progress individual with extensive experience in B2B Field Sales Account Manager, Real Estate, Bar Management, Customer Service and Hospitality roles. Currently finishing my BTEC HND in Business and Management, I am seeking a new position in the sales department or relevant junior management.</text:span></text:p>
      <text:p text:style-name="P3"><text:span text:style-name="T4">Well organised and efficient, who’s thorough and keen to exceed expectations.</text:span></text:p>
      <text:p text:style-name="P16"/>
      <text:p text:style-name="P16"/>
      <text:p text:style-name="title_20_paragraph"><text:span text:style-name="T8">Key Skills </text:span></text:p>
      <text:p text:style-name="Standard"><draw:rect text:anchor-type="as-char" svg:y="0cm" draw:z-index="1" draw:style-name="gr2" draw:text-style-name="P29" svg:width="0.003cm" svg:height="0.142cm"><text:p/></draw:rect></text:p>
      <text:p text:style-name="P12"/>
      <text:p text:style-name="P12"/>
      <text:list xml:id="list4535167445652780640" text:style-name="WWNum3">
        <text:list-item>
          <text:p text:style-name="P14"><text:span text:style-name="T7">Multilingual: English; Italian; French; Romanian; Spanish. </text:span></text:p>
        </text:list-item>
        <text:list-item>
          <text:p text:style-name="P14"><text:span text:style-name="T1">Internet research and social networking ability</text:span></text:p>
        </text:list-item>
        <text:list-item>
          <text:p text:style-name="P14"><text:span text:style-name="T1">Excellent computer competency</text:span></text:p>
        </text:list-item>
        <text:list-item>
          <text:p text:style-name="P14"><text:span text:style-name="T1">Microsoft Office, Word, PowerPoint</text:span></text:p>
        </text:list-item>
        <text:list-item>
          <text:p text:style-name="P14"><text:span text:style-name="T7">Excellent communication skills, both written and verbal </text:span></text:p>
        </text:list-item>
        <text:list-item>
          <text:p text:style-name="P14"><text:span text:style-name="T7">Motivated by high results</text:span></text:p>
        </text:list-item>
        <text:list-item>
          <text:p text:style-name="P14"><text:span text:style-name="T7">Good interpersonal skills</text:span></text:p>
        </text:list-item>
        <text:list-item>
          <text:p text:style-name="P14"><text:span text:style-name="T7">Professional and resilient</text:span></text:p>
        </text:list-item>
        <text:list-item>
          <text:p text:style-name="P14"><text:span text:style-name="T7">Excellent organisational and prioritisation skills</text:span></text:p>
        </text:list-item>
        <text:list-item>
          <text:p text:style-name="P14"><text:span text:style-name="T7">Experienced working with and exceeding targets</text:span></text:p>
        </text:list-item>
        <text:list-item>
          <text:p text:style-name="P14"><text:span text:style-name="T7">Customer focused</text:span></text:p>
        </text:list-item>
        <text:list-item>
          <text:p text:style-name="P14"><text:span text:style-name="T7">Full UK driving licence</text:span></text:p>
        </text:list-item>
      </text:list>
      <text:p text:style-name="P12"/>
      <text:p text:style-name="P12"/>
      <text:p text:style-name="P12"/>
      <text:p text:style-name="P7"/>
      <text:p text:style-name="title_20_paragraph"><text:span text:style-name="T2">Employment History</text:span></text:p>
      <text:p text:style-name="Standard"><draw:rect text:anchor-type="as-char" svg:y="0cm" draw:z-index="2" draw:style-name="gr1" draw:text-style-name="P28" svg:width="0.003cm" svg:height="0.142cm"><text:p/></draw:rect></text:p>
      <text:p text:style-name="P4"/>
      <text:p text:style-name="school_20_name_20_1"><text:span text:style-name="T1">Trainee Letting Negotiator at London Guaranteed Rent Ltd. , East London</text:span></text:p>
      <text:p text:style-name="date1">(August 2015)</text:p>
      <text:list xml:id="list3710491545062950236" text:style-name="WWNum14">
        <text:list-item>
          <text:p text:style-name="P17">Advertising rooms online and on social networks</text:p>
        </text:list-item>
        <text:list-item>
          <text:p text:style-name="P17">Arranging viewings </text:p>
        </text:list-item>
        <text:list-item>
          <text:p text:style-name="P17">Negotiating offers under the direction of the Lettings Manager </text:p>
        </text:list-item>
        <text:list-item>
          <text:p text:style-name="P17">Closing room letting deals</text:p>
        </text:list-item>
        <text:list-item>
          <text:p text:style-name="P17">Selling all company services strongly and ethically</text:p>
        </text:list-item>
        <text:list-item>
          <text:p text:style-name="P17">Registering new applicants</text:p>
        </text:list-item>
        <text:list-item>
          <text:p text:style-name="P17">Applying for tenant references </text:p>
        </text:list-item>
        <text:list-item>
          <text:p text:style-name="P17"><text:soft-page-break/>Touting and canvassing</text:p>
        </text:list-item>
        <text:list-item>
          <text:p text:style-name="P17">Dealing with customer enquiries</text:p>
        </text:list-item>
        <text:list-item>
          <text:p text:style-name="P17">Keeping records of all activity</text:p>
        </text:list-item>
      </text:list>
      <text:p text:style-name="P21"/>
      <text:p text:style-name="school_20_name_20_1"><text:span text:style-name="T1">Waiter at Hix Tramshed, Shoreditch, London</text:span></text:p>
      <text:p text:style-name="date1"><text:span text:style-name="T1">(July 2014 – July 2015)</text:span></text:p>
      <text:p text:style-name="P18"/>
      <text:list xml:id="list7208324226169790434" text:style-name="WWNum22">
        <text:list-item>
          <text:p text:style-name="P19">Meet and greet guests and seat them according to preference </text:p>
        </text:list-item>
        <text:list-item>
          <text:p text:style-name="P19">Developing recurring business by maintaining <text:s/>meaningful relationships with<text:span text:style-name="apple-converted-space"> the customers</text:span></text:p>
        </text:list-item>
        <text:list-item>
          <text:p text:style-name="P19">Ensure turning times are met</text:p>
        </text:list-item>
        <text:list-item>
          <text:p text:style-name="P19">Ensure that guests have a good time at the restaurant and look immediately into any complainants they might have</text:p>
        </text:list-item>
        <text:list-item>
          <text:p text:style-name="P19">Providing an impeccable and knowledgeable waiter's service</text:p>
        </text:list-item>
        <text:list-item>
          <text:p text:style-name="P19">Advising guests with special dietary requirements or allergies</text:p>
        </text:list-item>
        <text:list-item>
          <text:p text:style-name="P19">Food and wine matching and guiding guests throughout their restaurant experience<text:line-break/></text:p>
        </text:list-item>
      </text:list>
      <text:p text:style-name="P18"/>
      <text:p text:style-name="P18"/>
      <text:p text:style-name="P18"/>
      <text:p text:style-name="school_20_name_20_1"><text:span text:style-name="T7">Bartender/Barista/Waiter The Althorp Pub, Wandswarth, London</text:span></text:p>
      <text:p text:style-name="date1"><text:span text:style-name="T3">(May 2013 – June 2014)</text:span></text:p>
      <text:p text:style-name="P25"/>
      <text:list xml:id="list8565131217879688198" text:style-name="WWNum24">
        <text:list-item>
          <text:p text:style-name="P20"><text:span text:style-name="T9">Preparing and serving cocktails, cold and hot drinks</text:span></text:p>
        </text:list-item>
        <text:list-item>
          <text:p text:style-name="P20"><text:span text:style-name="T9">Taking food and drinks orders</text:span></text:p>
        </text:list-item>
        <text:list-item>
          <text:p text:style-name="P20"><text:span text:style-name="T9">Taking reservations</text:span></text:p>
        </text:list-item>
        <text:list-item>
          <text:p text:style-name="P20"><text:span text:style-name="T9">Bar and table service</text:span></text:p>
        </text:list-item>
      </text:list>
      <text:p text:style-name="P4"/>
      <text:p text:style-name="school_20_name_20_1"><text:span text:style-name="T7">Assistant Manager, The Bella Vita Restaurant, Broadway Market, London</text:span></text:p>
      <text:p text:style-name="date1"><text:span text:style-name="T3">(June 2011 – April 2013)</text:span></text:p>
      <text:p text:style-name="P22"/>
      <text:p text:style-name="school_20_name_20_1"><text:span text:style-name="T7">Trainee Letting Negotiator, Petorescu Imobiliare, Bucharest, Romania</text:span></text:p>
      <text:p text:style-name="date1"><text:span text:style-name="T10"><text:s/></text:span><text:span text:style-name="T9">(June 2009 – March 2010)</text:span></text:p>
      <text:p text:style-name="P26"/>
      <text:p text:style-name="school_20_name_20_1"><text:span text:style-name="T7">Field Sales Account Manager, SC CUB INTERNATIONAL SRL, Constanta, Romania</text:span></text:p>
      <text:p text:style-name="date1"><text:span text:style-name="T10">(March 2008 – June 2009)</text:span></text:p>
      <text:list xml:id="list8178524535109105349" text:style-name="WWNum27">
        <text:list-item>
          <text:p text:style-name="P24"><text:span text:style-name="T6">Managing company accounts in the two of the most popular summer resorts in Romania: Eforie Nord and Eforie Sud</text:span></text:p>
        </text:list-item>
        <text:list-item>
          <text:p text:style-name="P24"><text:span text:style-name="T6">Meeting or exceeding targets whilst maintaining a great and professional relationship with all our clients </text:span></text:p>
        </text:list-item>
        <text:list-item>
          <text:p text:style-name="P24"><text:span text:style-name="T6">Canvas the area for new accounts</text:span></text:p>
        </text:list-item>
        <text:list-item>
          <text:p text:style-name="P24"><text:span text:style-name="T6">In charge of closing and opening accounts </text:span></text:p>
        </text:list-item>
        <text:list-item>
          <text:p text:style-name="P24"><text:span text:style-name="T6">Making sure the delivery meets the company requirements</text:span></text:p>
        </text:list-item>
        <text:list-item>
          <text:p text:style-name="P24"><text:span text:style-name="T6">Creating business plans for prominent clients under Area Management supervision</text:span></text:p>
        </text:list-item>
        <text:list-item>
          <text:p text:style-name="P24"><text:span text:style-name="T6">Gathering market and client information</text:span></text:p>
        </text:list-item>
        <text:list-item>
          <text:p text:style-name="P24"><text:span text:style-name="T6">Using company deals efficiently in order to overtake competition</text:span></text:p>
        </text:list-item>
        <text:list-item>
          <text:p text:style-name="P24"><text:span text:style-name="T6">In charge of payments and invoicing</text:span></text:p>
        </text:list-item>
        <text:list-item>
          <text:p text:style-name="P24"><text:span text:style-name="T6">Dealing with large amounts of money daily</text:span></text:p>
        </text:list-item>
        <text:list-item>
          <text:p text:style-name="P24"><text:span text:style-name="T6">Achieving 70% increase in clients recruitment and doubling sales compared with previous year</text:span></text:p>
        </text:list-item>
        <text:list-item>
          <text:p text:style-name="P24"><text:span text:style-name="T6">Company car in care</text:span></text:p>
        </text:list-item>
        <text:list-item>
          <text:p text:style-name="P24"><text:span text:style-name="T6">Company phone in care</text:span></text:p>
        </text:list-item>
        <text:list-item>
          <text:p text:style-name="P24"><text:span text:style-name="T6">Company stock&amp;order pad in care</text:span></text:p>
        </text:list-item>
      </text:list>
      <text:p text:style-name="P23"/>
      <text:p text:style-name="school_20_name_20_1"><text:soft-page-break/><text:span text:style-name="T7">General Manager –Bar and Club Hangout, Constanta, Romania</text:span></text:p>
      <text:p text:style-name="date1"><text:span text:style-name="T10">(May 2005 – February 2008)</text:span><text:span text:style-name="T3"> </text:span></text:p>
      <text:p text:style-name="P15"/>
      <text:p text:style-name="P15"/>
      <text:p text:style-name="title_20_paragraph"><text:span text:style-name="T2">Education</text:span></text:p>
      <text:p text:style-name="Standard"><draw:rect text:anchor-type="as-char" svg:y="0cm" draw:z-index="3" draw:style-name="gr1" draw:text-style-name="P28" svg:width="0.003cm" svg:height="0.142cm"><text:p/></draw:rect></text:p>
      <text:p text:style-name="school_20_name_20_1"><text:span text:style-name="T1"><text:s/></text:span></text:p>
      <text:p text:style-name="school_20_name_20_1"><text:span text:style-name="T1">BTEC HND in Business and Management at AA Hamilton College London</text:span></text:p>
      <text:p text:style-name="date1"><text:span text:style-name="T9">(September 2013 – Present)</text:span></text:p>
      <text:p text:style-name="P22"/>
      <text:p text:style-name="header_20_list">High School Technical <text:s/>Energy (Specialization: Technician electronics Romania)</text:p>
      <text:p text:style-name="No_20_Spacing"><text:span text:style-name="date1_20_Char">(1997-2001)</text:span> </text:p>
      <text:p text:style-name="No_20_Spacing"><text:span text:style-name="date1_20_Char"/></text:p>
      <text:p text:style-name="header_20_list">Hospitality and catering certificate</text:p>
      <text:p text:style-name="No_20_Spacing"><text:span text:style-name="date1_20_Char">(06.11.2006 – 01.02.2007) </text:span><text:s/></text:p>
      <text:p text:style-name="P13"/>
      <text:p text:style-name="P5"/>
      <text:p text:style-name="title_20_paragraph"><text:span text:style-name="T1">References</text:span></text:p>
      <text:p text:style-name="Standard"><draw:rect text:anchor-type="as-char" svg:y="0cm" draw:z-index="4" draw:style-name="gr1" draw:text-style-name="P28" svg:width="0.003cm" svg:height="0.142cm"><text:p/></draw:rect></text:p>
      <text:p text:style-name="P5"/>
      <text:p text:style-name="P6"><text:span text:style-name="T1">References are available upon request.</text:span></text:p>
      <text:p text:style-name="P6"/>
      <text:p text:style-name="P6"/>
      <text:p text:style-name="P8">Achievement</text:p>
      <text:p text:style-name="P9"/>
      <text:p text:style-name="P8">As an account manager I have <text:span text:style-name="T12">succesfully </text:span>doubled my companys sales <text:span text:style-name="T12">and client data base </text:span>with <text:span text:style-name="T12">minimum training, and it was all thanks to empathy in communicating with the clients and understanding their needs and work with them.</text:span></text:p>
      <text:p text:style-name="P8"/>
      <text:p text:style-name="P8">I have succesfully managed and assisted managing businesses in London and in Romania, <text:span text:style-name="T12">also </text:span>created and managed events with more than satisfying <text:span text:style-name="T12">returns.</text:span></text:p>
      <text:p text:style-name="P9">All mentioned above states I am </text:p>
      <text:p text:style-name="P9"/>
      <text:p text:style-name="P10">Soft skills</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Noto Sans" svg:font-family="'Noto Sans'" style:font-family-generic="roman" style:font-pitch="variable"/>
    <style:font-face style:name="Quicksand" svg:font-family="Quicksan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Noto Sans1" svg:font-family="'Noto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center" style:justify-single-word="false" fo:orphans="2" fo:widows="2" style:writing-mode="lr-tb"/>
      <style:text-properties fo:color="#222e39" style:font-name="Noto Sans" fo:font-family="'Noto Sans'"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12cm" fo:margin-bottom="0.212cm" loext:contextual-spacing="false" fo:text-align="start" style:justify-single-word="false" fo:keep-together="always" fo:keep-with-next="always"/>
      <style:text-properties fo:font-size="10pt" style:font-name-asian="F" style:font-family-generic-asian="system" style:font-pitch-asian="variable" style:font-size-asian="10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text-align="start" style:justify-single-word="false" fo:keep-together="always" fo:keep-with-next="always"/>
      <style:text-properties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text-align="start" style:justify-single-word="false" fo:keep-together="always" fo:keep-with-next="always"/>
      <style:text-properties fo:color="#47a5f4" fo:font-size="10pt" fo:font-style="italic" style:font-name-asian="F" style:font-family-generic-asian="system" style:font-pitch-asian="variable" style:font-size-asian="10pt" style:font-style-asian="italic" style:font-name-complex="F" style:font-family-generic-complex="system" style:font-pitch-complex="variable" style:font-size-complex="12pt"/>
    </style:style>
    <style:style style:name="Heading_20_4" style:display-name="Heading 4" style:family="paragraph" style:parent-style-name="Heading" style:next-style-name="Standard" style:default-outline-level="4" style:list-style-name="" style:class="text">
      <style:paragraph-properties fo:margin-top="0.071cm" fo:margin-bottom="0cm" loext:contextual-spacing="false" fo:text-align="start" style:justify-single-word="false" fo:keep-together="always" fo:orphans="2" fo:widows="2" fo:keep-with-next="always" style:writing-mode="lr-tb"/>
      <style:text-properties fo:color="#47a5f4" style:font-name="Noto Sans1" fo:font-family="'Noto Sans'" style:font-family-generic="swiss" style:font-pitch="variable" fo:font-size="10pt" fo:font-style="italic" style:font-name-asian="F" style:font-family-generic-asian="system" style:font-pitch-asian="variable" style:font-size-asian="10pt" style:language-asian="en" style:country-asian="GB" style:font-style-asian="italic" style:font-name-complex="F" style:font-family-generic-complex="system" style:font-pitch-complex="variable" style:font-size-complex="16pt" style:font-style-complex="italic"/>
    </style:style>
    <style:style style:name="List_20_Paragraph" style:display-name="List Paragraph" style:family="paragraph" style:parent-style-name="Standard" style:default-outline-level="">
      <style:paragraph-properties fo:margin-left="1.27cm" fo:margin-right="0cm" fo:text-indent="0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indent="0cm" style:auto-text-indent="false" fo:padding-left="0cm" fo:padding-right="0cm" fo:padding-top="0.353cm" fo:padding-bottom="0.353cm" fo:border-left="none" fo:border-right="none" fo:border-top="0.51pt solid #5b9bd5" fo:border-bottom="0.51pt solid #5b9bd5"/>
      <style:text-properties fo:color="#5b9bd5" style:font-name="Quicksand" fo:font-family="Quicksand" style:font-family-generic="roman" style:font-pitch="variable" style:font-style-complex="italic"/>
    </style:style>
    <style:style style:name="_3c_h_3e__20_main" style:display-name="&lt;h&gt; main" style:family="paragraph" style:default-outline-level="">
      <style:paragraph-properties fo:line-height="150%" fo:text-align="center" style:justify-single-word="false" fo:orphans="2" fo:widows="2" style:writing-mode="lr-tb"/>
      <style:text-properties fo:color="#3374ab" style:font-name="Noto Sans" fo:font-family="'Noto Sans'" style:font-family-generic="roman" style:font-pitch="variable" fo:font-size="16pt" style:font-name-asian="F" style:font-family-generic-asian="system" style:font-pitch-asian="variable" style:font-size-asian="16pt" style:language-asian="en" style:country-asian="GB" style:font-name-complex="F" style:font-family-generic-complex="system" style:font-pitch-complex="variable" style:font-size-complex="16pt"/>
    </style:style>
    <style:style style:name="No_20_Spacing" style:display-name="No Spacing" style:family="paragraph" style:default-outline-level="">
      <style:paragraph-properties fo:margin-left="0.6cm" fo:margin-right="0cm" fo:margin-top="0cm" fo:margin-bottom="0cm" loext:contextual-spacing="false" fo:line-height="100%" fo:text-align="start" style:justify-single-word="false" fo:orphans="2" fo:widows="2" fo:text-indent="0cm" style:auto-text-indent="false" style:writing-mode="lr-tb"/>
      <style:text-properties fo:color="#222e39" style:font-name="Noto Sans" fo:font-family="'Noto Sans'" style:font-family-generic="roman" style:font-pitch="variable" fo:font-size="10pt" style:font-size-asian="10pt"/>
    </style:style>
    <style:style style:name="liste" style:family="paragraph" style:parent-style-name="No_20_Spacing" style:default-outline-level="">
      <style:paragraph-properties fo:margin-left="1.229cm" fo:margin-right="0cm" fo:text-indent="-0.63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_20_paragraph" style:display-name="title paragraph" style:family="paragraph" style:parent-style-name="Heading_20_2" style:next-style-name="Standard" style:default-outline-level="">
      <style:paragraph-properties fo:margin-top="0.353cm" fo:margin-bottom="0cm" loext:contextual-spacing="false"/>
      <style:text-properties fo:color="#3374ab" style:font-name="Noto Sans" fo:font-family="'Noto Sans'" style:font-family-generic="roman" style:font-pitch="variable" fo:font-size="13pt" style:font-size-asian="13pt" style:language-asian="en" style:country-asian="GB" style:font-size-complex="16pt" style:font-style-complex="italic"/>
    </style:style>
    <style:style style:name="school_20_name_20_1" style:display-name="school name 1" style:family="paragraph" style:default-outline-level="">
      <style:paragraph-properties fo:margin-top="0cm" fo:margin-bottom="0cm" loext:contextual-spacing="false" fo:text-align="start" style:justify-single-word="false" fo:orphans="2" fo:widows="2" style:writing-mode="lr-tb"/>
      <style:text-properties fo:color="#222e39"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date1" style:family="paragraph" style:default-outline-level="">
      <style:paragraph-properties fo:margin-top="0cm" fo:margin-bottom="0cm" loext:contextual-spacing="false" fo:text-align="start" style:justify-single-word="false" fo:orphans="2" fo:widows="2" style:writing-mode="lr-tb"/>
      <style:text-properties fo:color="#47a5f4" style:font-name="Noto Sans" fo:font-family="'Noto Sans'"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2pt"/>
    </style:style>
    <style:style style:name="header_20_list" style:display-name="header list" style:family="paragraph" style:default-outline-level="">
      <style:paragraph-properties fo:margin-top="0cm" fo:margin-bottom="0cm" loext:contextual-spacing="false" fo:text-align="start" style:justify-single-word="false" fo:orphans="2" fo:widows="2" style:writing-mode="lr-tb"/>
      <style:text-properties fo:color="#222e39" style:font-name="Noto Sans" fo:font-family="'Noto Sans'"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6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te" style:family="paragraph" style:parent-style-name="No_20_Spacing" style:default-outline-level="">
      <style:text-properties fo:color="#a6a6a6" fo:font-style="italic" style:font-style-asian="italic"/>
    </style:style>
    <style:style style:name="main_20_paragraph_20_title" style:display-name="main paragraph title" style:family="paragraph" style:parent-style-name="Heading_20_3" style:default-outline-level="">
      <style:paragraph-properties fo:margin-top="0.282cm" fo:margin-bottom="0.282cm" loext:contextual-spacing="false"/>
      <style:text-properties fo:color="#ff5b00" fo:font-style="normal" style:language-asian="en" style:country-asian="GB" style:font-style-asian="normal" style:font-size-complex="16pt" style:font-style-complex="italic"/>
    </style:style>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22e39"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Heading_20_1_20_Char" style:display-name="Heading 1 Char" style:family="text" style:parent-style-name="Default_20_Paragraph_20_Font">
      <style:text-properties fo:color="#222e39" style:font-name="Noto Sans" fo:font-family="'Noto Sans'"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47a5f4" style:font-name="Noto Sans" fo:font-family="'Noto Sans'"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2pt"/>
    </style:style>
    <style:style style:name="Intense_20_Quote_20_Char" style:display-name="Intense Quote Char" style:family="text" style:parent-style-name="Default_20_Paragraph_20_Font">
      <style:text-properties fo:color="#5b9bd5" style:font-name="Quicksand" fo:font-family="Quicksand" style:font-family-generic="roman" style:font-pitch="variable" style:font-style-complex="italic"/>
    </style:style>
    <style:style style:name="_3c_h_3e__20_main_20_Char" style:display-name="&lt;h&gt; main Char" style:family="text" style:parent-style-name="Intense_20_Quote_20_Char">
      <style:text-properties fo:color="#3374ab" style:font-name="Noto Sans" fo:font-family="'Noto Sans'" style:font-family-generic="roman" style:font-pitch="variable" fo:font-size="16pt" style:font-name-asian="F" style:font-family-generic-asian="system" style:font-pitch-asian="variable" style:font-size-asian="16pt" style:language-asian="en" style:country-asian="GB" style:font-name-complex="F" style:font-family-generic-complex="system" style:font-pitch-complex="variable" style:font-size-complex="16pt" style:font-style-complex="normal"/>
    </style:style>
    <style:style style:name="Strong"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style:text-properties fo:color="#47a5f4" style:font-name="Noto Sans" fo:font-family="'Noto Sans'" style:font-family-generic="roman" style:font-pitch="variable" fo:font-size="10pt" fo:font-style="italic" style:font-name-asian="F" style:font-family-generic-asian="system" style:font-pitch-asian="variable" style:font-size-asian="10pt" style:language-asian="en" style:country-asian="GB" style:font-style-asian="italic" style:font-name-complex="F" style:font-family-generic-complex="system" style:font-pitch-complex="variable" style:font-size-complex="16pt" style:font-style-complex="italic"/>
    </style:style>
    <style:style style:name="No_20_Spacing_20_Char" style:display-name="No Spacing Char" style:family="text" style:parent-style-name="Default_20_Paragraph_20_Font">
      <style:text-properties fo:color="#222e39" style:font-name="Noto Sans" fo:font-family="'Noto Sans'" style:font-family-generic="roman" style:font-pitch="variable" fo:font-size="10pt" style:font-size-asian="10pt"/>
    </style:style>
    <style:style style:name="liste_20_Char" style:display-name="liste Char" style:family="text" style:parent-style-name="No_20_Spacing_20_Char">
      <style:text-properties fo:color="#222e39" style:font-name="Noto Sans" fo:font-family="'Noto Sans'" style:font-family-generic="roman" style:font-pitch="variable" fo:font-size="10pt" style:font-size-asian="10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FollowedHyperlink" style:family="text" style:parent-style-name="Default_20_Paragraph_20_Font">
      <style:text-properties fo:color="#954f72" style:text-underline-style="solid" style:text-underline-width="auto" style:text-underline-color="font-color"/>
    </style:style>
    <style:style style:name="Balloon_20_Text_20_Char" style:display-name="Balloon Text Char" style:family="text" style:parent-style-name="Default_20_Paragraph_20_Font">
      <style:text-properties fo:color="#222e39"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_20_paragraph_20_Char" style:display-name="title paragraph Char" style:family="text" style:parent-style-name="Heading_20_4_20_Char">
      <style:text-properties fo:color="#3374ab" style:font-name="Noto Sans" fo:font-family="'Noto Sans'" style:font-family-generic="roman" style:font-pitch="variable" fo:font-size="13pt" fo:font-style="normal" fo:font-weight="bold" style:font-name-asian="F" style:font-family-generic-asian="system" style:font-pitch-asian="variable" style:font-size-asian="13pt" style:language-asian="en" style:country-asian="GB" style:font-style-asian="normal" style:font-weight-asian="bold" style:font-name-complex="F" style:font-family-generic-complex="system" style:font-pitch-complex="variable" style:font-size-complex="16pt" style:font-style-complex="italic"/>
    </style:style>
    <style:style style:name="school_20_name_20_1_20_Char" style:display-name="school name 1 Char" style:family="text" style:parent-style-name="Heading_20_2_20_Char">
      <style:text-properties fo:color="#222e39" style:font-name="Calibri Light" fo:font-family="'Calibri Light'"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date1_20_Char" style:display-name="date1 Char" style:family="text" style:parent-style-name="Heading_20_3_20_Char">
      <style:text-properties fo:color="#47a5f4" style:font-name="Noto Sans" fo:font-family="'Noto Sans'"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2pt"/>
    </style:style>
    <style:style style:name="header_20_list_20_Char" style:display-name="header list Char" style:family="text" style:parent-style-name="Heading_20_1_20_Char">
      <style:text-properties fo:color="#222e39" style:font-name="Noto Sans" fo:font-family="'Noto Sans'"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6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222e39" style:font-name="Noto Sans" fo:font-family="'Noto Sans'" style:font-family-generic="roman" style:font-pitch="variable" fo:font-size="10pt" style:font-size-asian="10pt" style:font-size-complex="10pt"/>
    </style:style>
    <style:style style:name="Comment_20_Subject_20_Char" style:display-name="Comment Subject Char" style:family="text" style:parent-style-name="Comment_20_Text_20_Char">
      <style:text-properties fo:color="#222e39" style:font-name="Noto Sans" fo:font-family="'Noto Sans'" style:font-family-generic="roman" style:font-pitch="variable" fo:font-size="10pt" fo:font-weight="bold" style:font-size-asian="10pt" style:font-weight-asian="bold" style:font-size-complex="10pt" style:font-weight-complex="bold"/>
    </style:style>
    <style:style style:name="note_20_Char" style:display-name="note Char" style:family="text" style:parent-style-name="No_20_Spacing_20_Char">
      <style:text-properties fo:color="#a6a6a6" style:font-name="Noto Sans" fo:font-family="'Noto Sans'" style:font-family-generic="roman" style:font-pitch="variable" fo:font-size="10pt" fo:font-style="italic" style:font-size-asian="10pt" style:font-style-asian="italic"/>
    </style:style>
    <style:style style:name="main_20_paragraph_20_title_20_Char" style:display-name="main paragraph title Char" style:family="text" style:parent-style-name="Heading_20_4_20_Char">
      <style:text-properties fo:color="#ff5b00" style:font-name="Noto Sans" fo:font-family="'Noto Sans'" style:font-family-generic="roman" style:font-pitch="variable" fo:font-size="10pt" fo:font-style="normal" style:font-name-asian="F" style:font-family-generic-asian="system" style:font-pitch-asian="variable" style:font-size-asian="10pt" style:language-asian="en" style:country-asian="GB" style:font-style-asian="normal" style:font-name-complex="F" style:font-family-generic-complex="system" style:font-pitch-complex="variable" style:font-size-complex="16pt" style:font-style-complex="italic"/>
    </style:style>
    <style:style style:name="Header_20_Char" style:display-name="Header Char" style:family="text" style:parent-style-name="Default_20_Paragraph_20_Font">
      <style:text-properties fo:color="#222e39" style:font-name="Noto Sans" fo:font-family="'Noto Sans'" style:font-family-generic="roman" style:font-pitch="variable"/>
    </style:style>
    <style:style style:name="Footer_20_Char" style:display-name="Footer Char" style:family="text" style:parent-style-name="Default_20_Paragraph_20_Font">
      <style:text-properties fo:color="#222e39" style:font-name="Noto Sans" fo:font-family="'Noto Sans'" style:font-family-generic="roman" style:font-pitch="variable"/>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2.48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3.75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2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297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7.56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3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07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1.37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4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8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3.1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9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4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color="#d9d9d9" fo:font-size="8pt" style:font-size-asian="8pt" style:font-size-complex="8pt"/>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Basic CV template by reed.co.uk</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otte Fortin</meta:initial-creator>
    <meta:editing-cycles>55</meta:editing-cycles>
    <meta:creation-date>2014-01-22T12:21:00</meta:creation-date>
    <dc:date>2017-03-30T21:09:26.650996539</dc:date>
    <meta:editing-duration>P1DT13H6M54S</meta:editing-duration>
    <meta:generator>LibreOffice/5.2.2.2$Linux_X86_64 LibreOffice_project/20m0$Build-2</meta:generator>
    <meta:document-statistic meta:table-count="0" meta:image-count="0" meta:object-count="0" meta:page-count="3" meta:paragraph-count="90" meta:word-count="629" meta:character-count="4123" meta:non-whitespace-character-count="359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